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Fine_20_Dashed" draw:fill="solid" draw:fill-color="#cccccc"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Fine_20_Dashed" draw:fill="solid" draw:fill-color="#ffffcc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solid" draw:fill-color="#e6ff00" draw:textarea-horizontal-align="justify" draw:textarea-vertical-align="top" draw:auto-grow-height="false"/>
    </style:style>
    <style:style style:name="gr7" style:family="graphic" style:parent-style-name="standard">
      <style:graphic-properties draw:stroke="none" draw:fill="solid" draw:fill-color="#ff3366" draw:textarea-horizontal-align="justify" draw:textarea-vertical-align="top" draw:auto-grow-height="false"/>
    </style:style>
    <style:style style:name="gr8" style:family="graphic" style:parent-style-name="standard">
      <style:graphic-properties draw:stroke="none" draw:fill="solid" draw:fill-color="#b3b3b3" draw:textarea-horizontal-align="justify" draw:textarea-vertical-align="top" draw:auto-grow-height="false"/>
    </style:style>
    <style:style style:name="gr9" style:family="graphic" style:parent-style-name="standard">
      <style:graphic-properties draw:stroke="none" draw:fill="solid" draw:fill-color="#99ccff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solid" draw:fill-color="#99ccff" draw:textarea-horizontal-align="justify" draw:textarea-vertical-align="top" draw:auto-grow-height="false"/>
    </style:style>
    <style:style style:name="gr11" style:family="graphic" style:parent-style-name="standard">
      <style:graphic-properties draw:stroke="none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solid" draw:fill-color="#b3b3b3" draw:textarea-horizontal-align="left" draw:auto-grow-height="true" draw:auto-grow-width="false" fo:min-height="0cm" fo:min-width="1.662cm" draw:shadow="visible"/>
    </style:style>
    <style:style style:name="gr13" style:family="graphic" style:parent-style-name="standard">
      <style:graphic-properties draw:stroke="none" svg:stroke-color="#000000" draw:fill="solid" draw:fill-color="#e6ff00" draw:auto-grow-height="true" draw:auto-grow-width="false" fo:max-height="0cm" fo:min-height="0cm" draw:shadow="visible"/>
    </style:style>
    <style:style style:name="gr14" style:family="graphic" style:parent-style-name="standard">
      <style:graphic-properties draw:stroke="none" svg:stroke-color="#000000" draw:fill="solid" draw:fill-color="#ff3366" draw:auto-grow-height="true" draw:auto-grow-width="false" fo:max-height="0cm" fo:min-height="0cm" draw:shadow="visible"/>
    </style:style>
    <style:style style:name="gr15" style:family="graphic" style:parent-style-name="standard">
      <style:graphic-properties draw:ole-draw-aspect="1"/>
    </style:style>
    <style:style style:name="gr16" style:family="graphic" style:parent-style-name="standard">
      <style:graphic-properties draw:stroke="none" svg:stroke-color="#000000" draw:fill="solid" draw:fill-color="#99ccff" draw:textarea-horizontal-align="center" draw:textarea-vertical-align="middle" draw:auto-grow-height="true" draw:auto-grow-width="false" fo:min-height="2.83cm" fo:min-width="3.093cm" draw:shadow="visible"/>
    </style:style>
    <style:style style:name="pr1" style:family="presentation" style:parent-style-name="Standard-title">
      <style:graphic-properties draw:fill-color="#ffffff" draw:auto-grow-height="true" fo:min-height="3.507cm"/>
    </style:style>
    <style:style style:name="pr2" style:family="presentation" style:parent-style-name="Standard-outline1">
      <style:graphic-properties draw:fill-color="#ffffff" draw:auto-grow-height="true" fo:min-height="13.86cm"/>
    </style:style>
    <style:style style:name="pr3" style:family="presentation" style:parent-style-name="Standard-notes">
      <style:graphic-properties draw:fill-color="#ffffff" draw:auto-grow-height="true" fo:min-height="13.365cm"/>
    </style:style>
    <style:style style:name="pr4" style:family="presentation" style:parent-style-name="Standard-notes">
      <style:graphic-properties draw:fill-color="#ffffff" fo:min-height="13.114cm"/>
    </style:style>
    <style:style style:name="pr5" style:family="presentation" style:parent-style-name="Standard-outline1">
      <style:graphic-properties draw:fill-color="#ffffff" fo:min-height="13.609cm"/>
    </style:style>
    <style:style style:name="pr6" style:family="presentation" style:parent-style-name="Standard-title">
      <style:graphic-properties draw:fill-color="#ffffff" fo:min-height="3.25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text-align="center"/>
    </style:style>
    <style:style style:name="P6" style:family="paragraph">
      <style:text-properties fo:color="#ff0000" fo:font-size="14pt" style:font-size-asian="14pt" style:font-size-complex="14pt"/>
    </style:style>
    <style:style style:name="P7" style:family="paragraph">
      <style:paragraph-properties fo:margin-left="0cm" fo:margin-right="0cm" fo:text-indent="0cm"/>
      <style:text-properties fo:color="#000000" fo:font-size="11pt" style:font-size-asian="11pt" style:font-size-complex="11pt"/>
    </style:style>
    <style:style style:name="P8" style:family="paragraph">
      <style:paragraph-properties fo:margin-left="0cm" fo:margin-right="0cm" text:enable-numbering="false" fo:text-indent="0cm"/>
    </style:style>
    <style:style style:name="P9" style:family="paragraph">
      <style:paragraph-properties fo:margin-left="0.5cm" fo:margin-right="0cm" text:enable-numbering="true" fo:text-indent="-0.5cm"/>
    </style:style>
    <style:style style:name="P10" style:family="paragraph">
      <style:paragraph-properties fo:margin-left="0cm" fo:margin-right="0cm" text:enable-numbering="false" fo:text-indent="0cm"/>
      <style:text-properties fo:font-size="14pt" style:font-size-asian="14pt" style:font-size-complex="14pt"/>
    </style:style>
    <style:style style:name="P11" style:family="paragraph">
      <style:paragraph-properties fo:margin-left="0cm" fo:margin-right="0cm" fo:text-align="center" fo:text-indent="0cm"/>
      <style:text-properties fo:color="#000000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2" style:family="paragraph">
      <style:paragraph-properties fo:margin-left="2.4cm" fo:margin-right="0cm" fo:text-indent="-0.8cm"/>
    </style:style>
    <style:style style:name="T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 fo:font-size="14pt" style:font-size-asian="14pt" style:font-size-complex="14pt"/>
    </style:style>
    <style:style style:name="T4" style:family="text">
      <style:text-properties fo:color="#000000" fo:font-size="11pt" style:font-size-asian="11pt" style:font-size-complex="11pt"/>
    </style:style>
    <style:style style:name="T5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family="'Bitstream Vera Sans Mono'" style:font-family-generic="swiss" style:font-pitch="fixed" fo:font-size="14pt" style:font-size-asian="14pt" style:font-size-complex="14pt"/>
    </style:style>
    <style:style style:name="T8" style:family="text">
      <style:text-properties fo:font-family="'Bitstream Vera Sans Mono'" style:font-family-generic="swiss" style:font-pitch="fixed" fo:font-size="14pt" fo:font-style="normal" style:font-size-asian="14pt" style:font-style-asian="normal" style:font-size-complex="14pt" style:font-style-complex="normal"/>
    </style:style>
    <style:style style:name="T9" style:family="text">
      <style:text-properties fo:color="#000000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0" style:family="text">
      <style:text-properties fo:font-family="'Bitstream Vera Sans Mono'" style:font-family-generic="swiss" style:font-pitch="fixe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PIFCom</text:p>
          </draw:text-box>
        </draw:frame>
        <draw:frame presentation:style-name="pr2" draw:text-style-name="P2" draw:layer="layout" svg:width="25.199cm" svg:height="13.86cm" svg:x="1.4cm" svg:y="4.914cm" presentation:class="outline">
          <draw:text-box>
            <text:list text:style-name="L2">
              <text:list-item>
                <text:p text:style-name="P2"><text:span text:style-name="T1">P</text:span>rolog <text:span text:style-name="T2">I</text:span>nter<text:span text:style-name="T2">f</text:span>ace <text:span text:style-name="T2">Com</text:span>munication.</text:p>
              </text:list-item>
            </text:list>
            <text:list text:style-name="L2">
              <text:list-item>
                <text:p text:style-name="P2">special purpose IPC used by the PDT for Java -&gt; Prolog communication. </text:p>
              </text:list-item>
            </text:list>
            <text:list text:style-name="L2">
              <text:list-item>
                <text:p text:style-name="P2">Space and Time efficient binary protocol.</text:p>
              </text:list-item>
            </text:list>
            <text:list text:style-name="L2">
              <text:list-item>
                <text:p text:style-name="P2">Easy to implement.</text:p>
              </text:list-item>
            </text:list>
            <text:list text:style-name="L2">
              <text:list-item>
                <text:p text:style-name="P2">Aims at beeing robust against protocol failur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ndard" presentation:presentation-page-layout-name="AL2T8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PIFCom Fragment</text:p>
          </draw:text-box>
        </draw:frame>
        <draw:custom-shape draw:style-name="gr2" draw:text-style-name="P5" draw:layer="layout" svg:width="3.5cm" svg:height="1.5cm" svg:x="1.5cm" svg:y="6cm">
          <text:p text:style-name="P4">Type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cm" svg:height="1.5cm" svg:x="5cm" svg:y="6cm">
          <text:p text:style-name="P4">Ticket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cm" svg:height="1.5cm" svg:x="12cm" svg:y="6cm">
          <text:p text:style-name="P4">Body Length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.5cm" svg:height="1.5cm" svg:x="19cm" svg:y="6cm">
          <text:p text:style-name="P4">Body Data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.903cm" svg:height="0.806cm" svg:x="2.294cm" svg:y="5.194cm">
          <draw:text-box>
            <text:p text:style-name="P1"><text:span text:style-name="T3">1 Byte</text:span></text:p>
          </draw:text-box>
        </draw:frame>
        <draw:frame draw:style-name="gr5" draw:text-style-name="P6" draw:layer="layout" svg:width="5.493cm" svg:height="0.806cm" svg:x="5.998cm" svg:y="5.194cm">
          <draw:text-box>
            <text:p text:style-name="P1"><text:span text:style-name="T3">2 Byte (unsignet short)</text:span></text:p>
          </draw:text-box>
        </draw:frame>
        <draw:frame draw:style-name="gr5" draw:text-style-name="P6" draw:layer="layout" svg:width="5.493cm" svg:height="0.806cm" svg:x="12.5cm" svg:y="5.194cm">
          <draw:text-box>
            <text:p text:style-name="P1"><text:span text:style-name="T3">2 Byte (unsignet short)</text:span></text:p>
          </draw:text-box>
        </draw:frame>
        <draw:custom-shape draw:style-name="gr6" draw:text-style-name="P4" draw:layer="layout" svg:width="1cm" svg:height="8cm" svg:x="1.5cm" svg:y="9cm">
          <text:p text:style-name="P4">7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cm" svg:height="4.5cm" svg:x="2.6cm" svg:y="9cm">
          <text:p text:style-name="P4">6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cm" svg:height="3.4cm" svg:x="3.7cm" svg:y="9cm">
          <text:p text:style-name="P4">5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cm" svg:height="3.4cm" svg:x="4.8cm" svg:y="9cm">
          <text:p text:style-name="P4">4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cm" svg:height="1cm" svg:x="5.9cm" svg:y="9cm">
          <text:p text:style-name="P4">3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cm" svg:height="1cm" svg:x="7cm" svg:y="9cm">
          <text:p text:style-name="P4">2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cm" svg:height="1cm" svg:x="8.1cm" svg:y="9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cm" svg:height="1cm" svg:x="9.2cm" svg:y="9cm">
          <text:p text:style-name="P4">0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3.796cm" svg:height="0.806cm" svg:x="21.5cm" svg:y="5.194cm">
          <draw:text-box>
            <text:p text:style-name="P1"><text:span text:style-name="T3">&lt;= FFFF Bytes</text:span></text:p>
          </draw:text-box>
        </draw:frame>
        <draw:polygon draw:style-name="gr11" draw:text-style-name="P5" draw:layer="layout" svg:width="8.253cm" svg:height="4.172cm" draw:transform="rotate (-2.81992847244789) translate (10.2cm 9cm)" svg:viewBox="0 0 8254 4173" draw:points="0,-23526 4459,-20459 7780,-19353 8254,-20776">
          <text:p text:style-name="P1"/>
        </draw:polygon>
        <draw:frame draw:style-name="gr12" draw:text-style-name="P7" draw:layer="layout" svg:width="2.1cm" svg:height="0.683cm" svg:x="3.7cm" svg:y="12.4cm">
          <draw:text-box>
            <text:p text:style-name="P1"><text:span text:style-name="T4">reserved</text:span></text:p>
          </draw:text-box>
        </draw:frame>
        <draw:frame draw:style-name="gr13" draw:text-style-name="P10" draw:layer="layout" svg:width="8.7cm" svg:height="2.521cm" svg:x="1.5cm" svg:y="16.974cm">
          <draw:text-box>
            <text:list text:style-name="L1">
              <text:list-item>
                <text:p text:style-name="P8"><text:span text:style-name="T5">Continuation</text:span><text:span text:style-name="T6">:</text:span></text:p>
              </text:list-item>
            </text:list>
            <text:list text:style-name="L3">
              <text:list-item>
                <text:p text:style-name="P9"><text:span text:style-name="T7">Ticket</text:span><text:span text:style-name="T6"> <text:s/>is ommited</text:span></text:p>
              </text:list-item>
            </text:list>
            <text:list text:style-name="L3">
              <text:list-item>
                <text:p text:style-name="P9"><text:span text:style-name="T7">Body Data</text:span><text:span text:style-name="T6"> should be appended to the previous fragment.</text:span></text:p>
              </text:list-item>
            </text:list>
          </draw:text-box>
        </draw:frame>
        <draw:frame draw:style-name="gr14" draw:text-style-name="P10" draw:layer="layout" svg:width="7.6cm" svg:height="3.076cm" svg:x="2.6cm" svg:y="13.474cm">
          <draw:text-box>
            <text:list text:style-name="L1">
              <text:list-item>
                <text:p text:style-name="P8"><text:span text:style-name="T5">Incomplete</text:span><text:span text:style-name="T6">:</text:span></text:p>
              </text:list-item>
            </text:list>
            <text:list text:style-name="L3">
              <text:list-item>
                <text:p text:style-name="P9"><text:span text:style-name="T8">Body Length</text:span><text:span text:style-name="T6"> is ommited (implicit value: </text:span><text:span text:style-name="T7">FFFF</text:span><text:span text:style-name="T6">)</text:span></text:p>
              </text:list-item>
            </text:list>
            <text:list text:style-name="L3">
              <text:list-item>
                <text:p text:style-name="P9"><text:span text:style-name="T6">Fragment will be followed by one or more continuations</text:span></text:p>
              </text:list-item>
            </text:list>
          </draw:text-box>
        </draw:frame>
        <draw:frame draw:name="Object 1" draw:style-name="gr15" draw:layer="layout" svg:width="17.314cm" svg:height="10.042cm" svg:x="10.505cm" svg:y="9.701cm" presentation:class="table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6" draw:text-style-name="P11" draw:layer="layout" svg:width="4.293cm" svg:height="3.08cm" svg:x="5.907cm" svg:y="9.994cm">
          <draw:text-box>
            <text:p text:style-name="P4"><text:span text:style-name="T9">OP Cod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PIFCom Message</text:p>
          </draw:text-box>
        </draw:frame>
        <draw:frame presentation:style-name="pr5" draw:text-style-name="P2" draw:layer="layout" svg:width="25.199cm" svg:height="13.65cm" svg:x="1.4cm" svg:y="4.914cm" presentation:class="outline">
          <draw:text-box>
            <text:list text:style-name="L2">
              <text:list-item>
                <text:p text:style-name="P2">A PIFCom message is a sequence of one or more PIFCom fragments.</text:p>
              </text:list-item>
            </text:list>
            <text:list text:style-name="L2">
              <text:list-item>
                <text:p text:style-name="P2">Only the first fragment has a <text:span text:style-name="T10">Ticket</text:span> field.</text:p>
              </text:list-item>
            </text:list>
            <text:list text:style-name="L2">
              <text:list-item>
                <text:p text:style-name="P2"><text:span text:style-name="T10">Body Data</text:span> of all fragments is concatenated.</text:p>
              </text:list-item>
            </text:list>
            <text:list text:style-name="L2">
              <text:list-item>
                <text:p text:style-name="P2">All but the last fragment have the <text:span text:style-name="T10">incomplete </text:span>flag set. The <text:span text:style-name="T10">Body Length</text:span> is omitted, since it is always FFFF.</text:p>
              </text:list-item>
            </text:list>
            <text:list text:style-name="L2">
              <text:list-item>
                <text:p text:style-name="P2">All but the first fragment have the <text:span text:style-name="T10">continuation</text:span> flag se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4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Server Queues</text:p>
          </draw:text-box>
        </draw:frame>
        <draw:frame presentation:style-name="pr2" draw:text-style-name="P2" draw:layer="layout" svg:width="25.199cm" svg:height="13.86cm" svg:x="1.4cm" svg:y="4.914cm" presentation:class="outline">
          <draw:text-box>
            <text:list text:style-name="L2">
              <text:list-item>
                <text:p text:style-name="P2">Server processes incoming messages in two queues.</text:p>
              </text:list-item>
            </text:list>
            <text:list text:style-name="L2">
              <text:list-item>
                <text:p text:style-name="P2">Control</text:p>
              </text:list-item>
            </text:list>
            <text:list text:style-name="L2">
              <text:list-item>
                <text:list>
                  <text:list-item>
                    <text:p text:style-name="P12">used for abort reques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typically uses UDP as transport</text:p>
                  </text:list-item>
                </text:list>
              </text:list-item>
            </text:list>
            <text:list text:style-name="L2">
              <text:list-item>
                <text:p text:style-name="P2">Batch</text:p>
              </text:list-item>
            </text:list>
            <text:list text:style-name="L2">
              <text:list-item>
                <text:list>
                  <text:list-item>
                    <text:p text:style-name="P12">everything else (queries, markers,...)</text:p>
                  </text:list-item>
                </text:list>
              </text:list-item>
            </text:list>
            <text:list text:style-name="L2">
              <text:list-item>
                <text:p text:style-name="P2">Messages arriving on the Control queue are processed first!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4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Mark</text:p>
          </draw:text-box>
        </draw:frame>
        <draw:frame presentation:style-name="pr5" draw:text-style-name="P2" draw:layer="layout" svg:width="25.199cm" svg:height="14.741cm" svg:x="1.4cm" svg:y="4.914cm" presentation:class="outline" presentation:user-transformed="true">
          <draw:text-box>
            <text:list text:style-name="L2">
              <text:list-item>
                <text:p text:style-name="P2">Mark</text:p>
              </text:list-item>
            </text:list>
            <text:list text:style-name="L2">
              <text:list-item>
                <text:list>
                  <text:list-item>
                    <text:p text:style-name="P12">Client sends MARK message via Batch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Server echoes as it encounteres the messag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can be used to „Join“ the processor thread.</text:p>
                  </text:list-item>
                </text:list>
              </text:list-item>
            </text:list>
            <text:list text:style-name="L2">
              <text:list-item>
                <text:p text:style-name="P2">Abort</text:p>
              </text:list-item>
            </text:list>
            <text:list text:style-name="L2">
              <text:list-item>
                <text:list>
                  <text:list-item>
                    <text:p text:style-name="P12">Client sends ABORT via Contro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Client sends matching ABORT via Batch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Server cuts any goal it is currently processing and sends a CUT messag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Server skips messages from Batch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4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6" draw:text-style-name="P1" draw:layer="layout" svg:width="25.199cm" svg:height="3.256cm" svg:x="1.4cm" svg:y="0.962cm" presentation:class="title">
          <draw:text-box>
            <text:p text:style-name="P1">Abort</text:p>
          </draw:text-box>
        </draw:frame>
        <draw:frame presentation:style-name="pr5" draw:text-style-name="P2" draw:layer="layout" svg:width="25.199cm" svg:height="15.207cm" svg:x="1.4cm" svg:y="4.914cm" presentation:class="outline" presentation:user-transformed="true">
          <draw:text-box>
            <text:list text:style-name="L2">
              <text:list-item>
                <text:p text:style-name="P2">Idea: Stop the server from doing what it is currently doing.</text:p>
              </text:list-item>
            </text:list>
            <text:list text:style-name="L2">
              <text:list-item>
                <text:p text:style-name="P2">Flow:</text:p>
              </text:list-item>
            </text:list>
            <text:list text:style-name="L2">
              <text:list-item>
                <text:list>
                  <text:list-item>
                    <text:p text:style-name="P12">Client sends ABORT via Control <text:span text:style-name="T11">and</text:span><text:span text:style-name="T12"> </text:span>Batch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Server encounters ABORT on Contro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Server cuts any goal it is currently processing and sends a CUT messag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Server skips messages from Batch, sending a SKIP message for each encountered QUERY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Server encounteres matching ABORT message and sends COMPLET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4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HG Mincho Light J'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8">
      <presentation:placeholder presentation:object="title" svg:x="2.057cm" svg:y="1.743cm" svg:width="23.911cm" svg:height="3.507cm"/>
      <presentation:placeholder presentation:object="tab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Standard" style:page-layout-name="PM1" draw:style-name="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Lukas Degener</meta:initial-creator>
    <meta:creation-date>2008-02-07T19:09:40</meta:creation-date>
    <dc:creator>Lukas Degener</dc:creator>
    <dc:date>2008-06-23T10:31:21</dc:date>
    <meta:editing-cycles>10</meta:editing-cycles>
    <meta:editing-duration>PT13H51M21S</meta:editing-duration>
    <meta:user-defined meta:name="Info 1"/>
    <meta:user-defined meta:name="Info 2"/>
    <meta:user-defined meta:name="Info 3"/>
    <meta:user-defined meta:name="Info 4"/>
    <meta:document-statistic meta:object-count="6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575cm"/>
    </style:style>
    <style:style style:name="co2" style:family="table-column">
      <style:table-column-properties fo:break-before="auto" style:column-width="5.48cm"/>
    </style:style>
    <style:style style:name="co3" style:family="table-column">
      <style:table-column-properties fo:break-before="auto" style:column-width="11.28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605cm" fo:break-before="auto" style:use-optimal-row-height="true"/>
    </style:style>
    <style:style style:name="ro2" style:family="table-row">
      <style:table-row-properties style:row-height="0.5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 fo:border="0.002cm solid #000000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99ccff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99ccff" fo:wrap-option="wrap" fo:border="0.002cm solid #000000" style:vertical-align="middle"/>
      <style:text-properties fo:font-size="14pt" style:font-size-asian="14pt" style:font-size-complex="14pt" fo:hyphenate="true"/>
    </style:style>
    <style:style style:name="ce4" style:family="table-cell" style:parent-style-name="Default">
      <style:table-cell-properties fo:background-color="#b3b3b3" style:text-align-source="fix" style:repeat-content="false" fo:wrap-option="wrap" fo:border="0.002cm solid #000000" style:vertical-align="middle"/>
      <style:paragraph-properties fo:text-align="start" fo:margin-left="0cm"/>
      <style:text-properties fo:font-size="14pt" style:font-size-asian="14pt" style:font-size-complex="14pt" fo:hyphenate="true"/>
    </style:style>
    <style:style style:name="ce5" style:family="table-cell" style:parent-style-name="Default">
      <style:table-cell-properties fo:background-color="#b3b3b3" fo:wrap-option="wrap" fo:border="0.002cm solid #000000" style:vertical-align="middle"/>
      <style:text-properties fo:font-size="14pt" style:font-size-asian="14pt" style:font-size-complex="14pt" fo:hyphenate="true"/>
    </style:style>
    <style:style style:name="ce6" style:family="table-cell" style:parent-style-name="Default">
      <style:table-cell-properties fo:background-color="#99ccff" fo:wrap-option="wrap" fo:border="0.002cm solid #000000" style:vertical-align="middle"/>
      <style:text-properties style:font-name="Arial" fo:font-size="14pt" style:font-name-asian="DejaVuSans" style:font-size-asian="14pt" style:font-name-complex="Lucidasans" style:font-size-complex="14pt" fo:hyphenate="true"/>
    </style:style>
    <style:style style:name="ce7" style:family="table-cell" style:parent-style-name="Default">
      <style:table-cell-properties fo:background-color="#99ccff" fo:wrap-option="wrap" style:vertical-align="middle"/>
      <style:text-properties fo:font-size="14pt" style:font-size-asian="14pt" style:font-size-complex="14pt" fo:hyphenate="true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7"/>
        <table:table-column table:style-name="co4" table:number-columns-repeated="253" table:default-cell-style-name="ce2"/>
        <table:table-row table:style-name="ro1">
          <table:table-cell table:style-name="ce1" office:value-type="string">
            <text:p>OP-Code</text:p>
          </table:table-cell>
          <table:table-cell table:style-name="ce1" office:value-type="string">
            <text:p>Operation</text:p>
          </table:table-cell>
          <table:table-cell table:style-name="ce3" office:value-type="string">
            <text:p>Body Format</text:p>
          </table:table-cell>
          <table:table-cell table:number-columns-repeated="253"/>
        </table:table-row>
        <table:table-row table:style-name="ro2">
          <table:table-cell table:style-name="ce1" office:value-type="string">
            <text:p>0000 (0)</text:p>
          </table:table-cell>
          <table:table-cell table:style-name="ce1" office:value-type="string">
            <text:p>MARK</text:p>
          </table:table-cell>
          <table:table-cell table:style-name="ce4" office:value-type="string" table:number-columns-spanned="1" table:number-rows-spanned="8">
            <text:p>OPC3 is not set:</text:p>
            <text:p><text:s text:c="2"/>Body Length and Body Data are ommited</text:p>
          </table:table-cell>
          <table:table-cell table:number-columns-repeated="253"/>
        </table:table-row>
        <table:table-row table:style-name="ro2">
          <table:table-cell table:style-name="ce1" office:value-type="string">
            <text:p>0001 (1)</text:p>
          </table:table-cell>
          <table:table-cell table:style-name="ce1" office:value-type="string">
            <text:p>SKIP</text:p>
          </table:table-cell>
          <table:covered-table-cell table:style-name="ce5"/>
          <table:table-cell table:number-columns-repeated="253"/>
        </table:table-row>
        <table:table-row table:style-name="ro2">
          <table:table-cell table:style-name="ce1" office:value-type="string">
            <text:p>0010 (2)</text:p>
          </table:table-cell>
          <table:table-cell table:style-name="ce1" office:value-type="string">
            <text:p>CUT</text:p>
          </table:table-cell>
          <table:covered-table-cell table:style-name="ce5"/>
          <table:table-cell table:number-columns-repeated="253"/>
        </table:table-row>
        <table:table-row table:style-name="ro2">
          <table:table-cell table:style-name="ce1" office:value-type="string">
            <text:p>0011 (3)</text:p>
          </table:table-cell>
          <table:table-cell table:style-name="ce1" office:value-type="string">
            <text:p>ABORT</text:p>
          </table:table-cell>
          <table:covered-table-cell table:style-name="ce5"/>
          <table:table-cell table:number-columns-repeated="253"/>
        </table:table-row>
        <table:table-row table:style-name="ro2">
          <table:table-cell table:style-name="ce1" office:value-type="string">
            <text:p>0100 (4)</text:p>
          </table:table-cell>
          <table:table-cell table:style-name="ce1" office:value-type="string">
            <text:p>COMPLETE</text:p>
          </table:table-cell>
          <table:covered-table-cell table:style-name="ce5"/>
          <table:table-cell table:number-columns-repeated="253"/>
        </table:table-row>
        <table:table-row table:style-name="ro2">
          <table:table-cell table:style-name="ce1" office:value-type="string">
            <text:p>0101 (5)</text:p>
          </table:table-cell>
          <table:table-cell table:style-name="ce1" office:value-type="string">
            <text:p>EMPTY</text:p>
          </table:table-cell>
          <table:covered-table-cell table:style-name="ce5"/>
          <table:table-cell table:number-columns-repeated="253"/>
        </table:table-row>
        <table:table-row table:style-name="ro2">
          <table:table-cell table:style-name="ce1" office:value-type="string">
            <text:p>0110 (6)</text:p>
          </table:table-cell>
          <table:table-cell table:style-name="ce1" office:value-type="string">
            <text:p>FAIL</text:p>
          </table:table-cell>
          <table:covered-table-cell table:style-name="ce5"/>
          <table:table-cell table:number-columns-repeated="253"/>
        </table:table-row>
        <table:table-row table:style-name="ro2">
          <table:table-cell table:style-name="ce1" office:value-type="string">
            <text:p>0111 (7)</text:p>
          </table:table-cell>
          <table:table-cell table:style-name="ce1" office:value-type="string">
            <text:p>BYE</text:p>
          </table:table-cell>
          <table:covered-table-cell table:style-name="ce5"/>
          <table:table-cell table:number-columns-repeated="253"/>
        </table:table-row>
        <table:table-row table:style-name="ro1">
          <table:table-cell table:style-name="ce1" office:value-type="string">
            <text:p>1000 (8)</text:p>
          </table:table-cell>
          <table:table-cell table:style-name="ce1" office:value-type="string">
            <text:p>QUERY</text:p>
          </table:table-cell>
          <table:table-cell table:style-name="ce6" office:value-type="string">
            <text:p>UTF-8 encoded canonical Prolog term. 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001 (9)</text:p>
          </table:table-cell>
          <table:table-cell table:style-name="ce1" office:value-type="string">
            <text:p>BEGIN_NAMES</text:p>
          </table:table-cell>
          <table:table-cell table:style-name="ce3" office:value-type="string">
            <text:p>number of variables, unsigned integer (4 bytes)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010 (A)</text:p>
          </table:table-cell>
          <table:table-cell table:style-name="ce1" office:value-type="string">
            <text:p>BEGIN_SOLUTION</text:p>
          </table:table-cell>
          <table:table-cell table:style-name="ce3" office:value-type="string">
            <text:p>number of bindings, unsigned integer (4 bytes)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011 (B)</text:p>
          </table:table-cell>
          <table:table-cell table:style-name="ce1" office:value-type="string">
            <text:p>ERROR</text:p>
          </table:table-cell>
          <table:table-cell table:style-name="ce3" office:value-type="string">
            <text:p>UTF-8 encoded canonical Prolog term. 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100 (C)</text:p>
          </table:table-cell>
          <table:table-cell table:style-name="ce1" office:value-type="string">
            <text:p>NAME</text:p>
          </table:table-cell>
          <table:table-cell table:style-name="ce3" office:value-type="string">
            <text:p>UTF-8 encoded variable name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101 (D)</text:p>
          </table:table-cell>
          <table:table-cell table:style-name="ce1" office:value-type="string">
            <text:p>BINDING</text:p>
          </table:table-cell>
          <table:table-cell table:style-name="ce6" office:value-type="string">
            <text:p>UTF-8 encoded canonical Prolog term. 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110 (E)</text:p>
          </table:table-cell>
          <table:table-cell table:style-name="ce1" office:value-type="string">
            <text:p>RESERVED</text:p>
          </table:table-cell>
          <table:table-cell table:style-name="ce3" office:value-type="string">
            <text:p>will probably be used for blobs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1111 (F)</text:p>
          </table:table-cell>
          <table:table-cell table:style-name="ce1" office:value-type="string">
            <text:p>PROTOCOL_ERROR</text:p>
          </table:table-cell>
          <table:table-cell table:style-name="ce3" office:value-type="string">
            <text:p>1 byte error code + data</text:p>
          </table:table-cell>
          <table:table-cell table:number-columns-repeated="253"/>
        </table:table-row>
        <table:table-row table:style-name="ro2" table:number-rows-repeated="65518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15">15.03.2008</text:date>, <text:time>21:18:0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